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2">
            <text:p>32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/12/2018</text:date>, <text:time>21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1:47:09.84</dc:date>
    <meta:editing-duration>PT1H9M20S</meta:editing-duration>
    <meta:editing-cycles>16</meta:editing-cycles>
    <meta:generator>OpenOffice/4.1.5$Win32 OpenOffice.org_project/415m1$Build-9789</meta:generator>
    <meta:document-statistic meta:table-count="1" meta:cell-count="1025" meta:object-count="0"/>
  </office:meta>
</office:document-meta>
</file>